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F00000069D31E4D0E.png" manifest:media-type="image/png"/>
  <manifest:file-entry manifest:full-path="Pictures/100000000000008D0000006F5571C72A.png" manifest:media-type="image/png"/>
  <manifest:file-entry manifest:full-path="Pictures/1000000000000091000000728D5B34BD.png" manifest:media-type="image/png"/>
  <manifest:file-entry manifest:full-path="Pictures/1000000000000089000000661C26E2BB.png" manifest:media-type="image/png"/>
  <manifest:file-entry manifest:full-path="Pictures/100000000000008A0000006A7F9FD710.png" manifest:media-type="image/png"/>
  <manifest:file-entry manifest:full-path="Pictures/100000000000008B0000007060CB24C1.png" manifest:media-type="image/png"/>
  <manifest:file-entry manifest:full-path="Pictures/10000000000000880000006BC0973D69.png" manifest:media-type="image/png"/>
  <manifest:file-entry manifest:full-path="Pictures/100000000000008200000067156ED1B7.png" manifest:media-type="image/png"/>
  <manifest:file-entry manifest:full-path="Pictures/100000000000008E0000006F033AB2B2.png" manifest:media-type="image/png"/>
  <manifest:file-entry manifest:full-path="Pictures/10000000000000890000006BE18012EE.png" manifest:media-type="image/png"/>
  <manifest:file-entry manifest:full-path="Pictures/100000000000008A0000006B4FBAE192.png" manifest:media-type="image/png"/>
  <manifest:file-entry manifest:full-path="Pictures/100000000000008B0000006BE1A07848.png" manifest:media-type="image/png"/>
  <manifest:file-entry manifest:full-path="Pictures/100000000000007F0000006D54F7C92C.png" manifest:media-type="image/png"/>
  <manifest:file-entry manifest:full-path="Pictures/10000000000000830000006D74BBBAE3.png" manifest:media-type="image/png"/>
  <manifest:file-entry manifest:full-path="Pictures/100000000000008B000000703EEE73F3.png" manifest:media-type="image/png"/>
  <manifest:file-entry manifest:full-path="Pictures/100000000000008D0000006A6A8A75D7.png" manifest:media-type="image/png"/>
  <manifest:file-entry manifest:full-path="Pictures/100000000000008200000067F3D7DE37.png" manifest:media-type="image/png"/>
  <manifest:file-entry manifest:full-path="Pictures/10000000000000860000006BB7138047.png" manifest:media-type="image/png"/>
  <manifest:file-entry manifest:full-path="Pictures/10000000000000870000006A77CBEACC.png" manifest:media-type="image/png"/>
  <manifest:file-entry manifest:full-path="Pictures/10000000000000820000006D8DEEFC76.png" manifest:media-type="image/png"/>
  <manifest:file-entry manifest:full-path="Pictures/100000000000008400000067972E29CE.png" manifest:media-type="image/png"/>
  <manifest:file-entry manifest:full-path="Pictures/100000000000007D0000006B2871DC70.png" manifest:media-type="image/png"/>
  <manifest:file-entry manifest:full-path="Pictures/10000000000000850000006C4F4894A7.png" manifest:media-type="image/png"/>
  <manifest:file-entry manifest:full-path="Pictures/100000000000008400000070FE49D5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639in" style:rel-column-width="6282*"/>
    </style:style>
    <style:style style:name="Table1.B" style:family="table-column">
      <style:table-column-properties style:column-width="1.5007in" style:rel-column-width="14201*"/>
    </style:style>
    <style:style style:name="Table1.C" style:family="table-column">
      <style:table-column-properties style:column-width="1.6243in" style:rel-column-width="15371*"/>
    </style:style>
    <style:style style:name="Table1.D" style:family="table-column">
      <style:table-column-properties style:column-width="1.5625in" style:rel-column-width="14786*"/>
    </style:style>
    <style:style style:name="Table1.E" style:family="table-column">
      <style:table-column-properties style:column-width="0.4972in" style:rel-column-width="4705*"/>
    </style:style>
    <style:style style:name="Table1.F" style:family="table-column">
      <style:table-column-properties style:column-width="0.5639in" style:rel-column-width="5336*"/>
    </style:style>
    <style:style style:name="Table1.G" style:family="table-column">
      <style:table-column-properties style:column-width="0.5132in" style:rel-column-width="485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2774f" officeooo:paragraph-rsid="0012774f"/>
    </style:style>
    <style:style style:name="P2" style:family="paragraph" style:parent-style-name="Table_20_Contents">
      <style:text-properties officeooo:rsid="0012774f" officeooo:paragraph-rsid="0012774f"/>
    </style:style>
    <style:style style:name="P3" style:family="paragraph" style:parent-style-name="Table_20_Contents">
      <style:paragraph-properties fo:text-align="center" style:justify-single-word="false"/>
      <style:text-properties officeooo:rsid="0012a567" officeooo:paragraph-rsid="0012a567"/>
    </style:style>
    <style:style style:name="P4" style:family="paragraph" style:parent-style-name="Table_20_Contents">
      <style:paragraph-properties fo:text-align="center" style:justify-single-word="false"/>
      <style:text-properties officeooo:rsid="0013f173" officeooo:paragraph-rsid="0013f173"/>
    </style:style>
    <style:style style:name="P5" style:family="paragraph" style:parent-style-name="Table_20_Contents">
      <style:paragraph-properties fo:text-align="center" style:justify-single-word="false"/>
      <style:text-properties officeooo:rsid="00158b80" officeooo:paragraph-rsid="00158b80"/>
    </style:style>
    <style:style style:name="P6" style:family="paragraph" style:parent-style-name="Table_20_Contents">
      <style:paragraph-properties fo:text-align="center" style:justify-single-word="false"/>
      <style:text-properties officeooo:rsid="0016a18c" officeooo:paragraph-rsid="0016a18c"/>
    </style:style>
    <style:style style:name="P7" style:family="paragraph" style:parent-style-name="Table_20_Contents">
      <style:paragraph-properties fo:text-align="center" style:justify-single-word="false"/>
      <style:text-properties officeooo:rsid="0017ec54" officeooo:paragraph-rsid="0017ec54"/>
    </style:style>
    <style:style style:name="P8" style:family="paragraph" style:parent-style-name="Table_20_Contents">
      <style:paragraph-properties fo:text-align="center" style:justify-single-word="false"/>
      <style:text-properties officeooo:rsid="00185c09" officeooo:paragraph-rsid="00185c09"/>
    </style:style>
    <style:style style:name="P9" style:family="paragraph" style:parent-style-name="Table_20_Contents">
      <style:paragraph-properties fo:text-align="center" style:justify-single-word="false"/>
      <style:text-properties officeooo:rsid="001b5059" officeooo:paragraph-rsid="001b50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Caracter</text:p>
          </table:table-cell>
          <table:table-cell table:style-name="Table1.A1" office:value-type="string">
            <text:p text:style-name="P2">P1</text:p>
          </table:table-cell>
          <table:table-cell table:style-name="Table1.A1" office:value-type="string">
            <text:p text:style-name="P2">P2</text:p>
          </table:table-cell>
          <table:table-cell table:style-name="Table1.A1" office:value-type="string">
            <text:p text:style-name="P2">P3</text:p>
          </table:table-cell>
          <table:table-cell table:style-name="Table1.A1" office:value-type="string">
            <text:p text:style-name="P1">R1</text:p>
          </table:table-cell>
          <table:table-cell table:style-name="Table1.A1" office:value-type="string">
            <text:p text:style-name="P1">R2</text:p>
          </table:table-cell>
          <table:table-cell table:style-name="Table1.G1" office:value-type="string">
            <text:p text:style-name="P1">R3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Table_20_Contents"><draw:frame draw:style-name="fr1" draw:name="Image1" text:anchor-type="char" svg:width="1.2382in" svg:height="0.9972in" draw:z-index="0"><draw:image xlink:href="Pictures/100000000000008B000000703EEE73F3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" text:anchor-type="char" svg:width="1.4272in" svg:height="1.1146in" draw:z-index="1"><draw:image xlink:href="Pictures/10000000000000890000006BE18012EE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3" text:anchor-type="char" svg:width="1.4374in" svg:height="1.1146in" draw:z-index="2"><draw:image xlink:href="Pictures/100000000000008A0000006B4FBAE192.png" xlink:type="simple" xlink:show="embed" xlink:actuate="onLoad" draw:mime-type="image/png"/></draw:frame>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A</text:p>
          </table:table-cell>
          <table:table-cell table:style-name="Table1.G2" office:value-type="string">
            <text:p text:style-name="P3">A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Table_20_Contents"><draw:frame draw:style-name="fr1" draw:name="Image4" text:anchor-type="char" svg:width="1.3646in" svg:height="1.1354in" draw:z-index="3"><draw:image xlink:href="Pictures/10000000000000830000006D74BBBAE3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5" text:anchor-type="char" svg:width="1.4689in" svg:height="1.1043in" draw:z-index="4"><draw:image xlink:href="Pictures/100000000000008D0000006A6A8A75D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6" text:anchor-type="char" svg:width="1.3543in" svg:height="1.1354in" draw:z-index="5"><draw:image xlink:href="Pictures/10000000000000820000006D8DEEFC76.png" xlink:type="simple" xlink:show="embed" xlink:actuate="onLoad" draw:mime-type="image/png"/></draw:frame></text:p>
          </table:table-cell>
          <table:table-cell table:style-name="Table1.A2" office:value-type="string">
            <text:p text:style-name="P4">E</text:p>
          </table:table-cell>
          <table:table-cell table:style-name="Table1.A2" office:value-type="string">
            <text:p text:style-name="P4">E</text:p>
          </table:table-cell>
          <table:table-cell table:style-name="Table1.G2" office:value-type="string">
            <text:p text:style-name="P4">I</text:p>
          </table:table-cell>
        </table:table-row>
        <table:table-row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Table_20_Contents"><draw:frame draw:style-name="fr1" draw:name="Image7" text:anchor-type="char" svg:width="1.3543in" svg:height="1.0728in" draw:z-index="6"><draw:image xlink:href="Pictures/100000000000008200000067F3D7DE3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8" text:anchor-type="char" svg:width="1.3543in" svg:height="1.0728in" draw:z-index="7"><draw:image xlink:href="Pictures/100000000000008200000067156ED1B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9" text:anchor-type="char" svg:width="1.4063in" svg:height="1.1043in" draw:z-index="8"><draw:image xlink:href="Pictures/10000000000000870000006A77CBEACC.png" xlink:type="simple" xlink:show="embed" xlink:actuate="onLoad" draw:mime-type="image/png"/></draw:frame>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2</text:p>
          </table:table-cell>
          <table:table-cell table:style-name="Table1.G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Table_20_Contents"><draw:frame draw:style-name="fr1" draw:name="Image10" text:anchor-type="char" svg:width="1.3752in" svg:height="1.0728in" draw:z-index="9"><draw:image xlink:href="Pictures/100000000000008400000067972E29CE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1" text:anchor-type="char" svg:width="1.4791in" svg:height="1.1563in" draw:z-index="10"><draw:image xlink:href="Pictures/100000000000008E0000006F033AB2B2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2" text:anchor-type="char" svg:width="1.302in" svg:height="1.1146in" draw:z-index="11"><draw:image xlink:href="Pictures/100000000000007D0000006B2871DC70.png" xlink:type="simple" xlink:show="embed" xlink:actuate="onLoad" draw:mime-type="image/png"/></draw:frame></text:p>
          </table:table-cell>
          <table:table-cell table:style-name="Table1.A2" office:value-type="string">
            <text:p text:style-name="P6">O</text:p>
          </table:table-cell>
          <table:table-cell table:style-name="Table1.A2" office:value-type="string">
            <text:p text:style-name="P6">1</text:p>
          </table:table-cell>
          <table:table-cell table:style-name="Table1.G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Table_20_Contents"><draw:frame draw:style-name="fr1" draw:name="Image14" text:anchor-type="char" svg:width="1.3752in" svg:height="1.1665in" draw:z-index="13"><draw:image xlink:href="Pictures/100000000000008400000070FE49D5BA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3" text:anchor-type="char" svg:width="1.3228in" svg:height="1.1354in" draw:z-index="12"><draw:image xlink:href="Pictures/100000000000007F0000006D54F7C92C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5" text:anchor-type="char" svg:width="1.4165in" svg:height="1.1146in" draw:z-index="14"><draw:image xlink:href="Pictures/10000000000000880000006BC0973D69.png" xlink:type="simple" xlink:show="embed" xlink:actuate="onLoad" draw:mime-type="image/png"/></draw:frame></text:p>
          </table:table-cell>
          <table:table-cell table:style-name="Table1.A2" office:value-type="string">
            <text:p text:style-name="P7">U</text:p>
          </table:table-cell>
          <table:table-cell table:style-name="Table1.A2" office:value-type="string">
            <text:p text:style-name="P7">U</text:p>
          </table:table-cell>
          <table:table-cell table:style-name="Table1.G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Table_20_Contents"><draw:frame draw:style-name="fr1" draw:name="Image16" text:anchor-type="char" svg:width="1.3957in" svg:height="1.1146in" draw:z-index="15"><draw:image xlink:href="Pictures/10000000000000860000006BB713804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7" text:anchor-type="char" svg:width="1.3854in" svg:height="1.1252in" draw:z-index="16"><draw:image xlink:href="Pictures/10000000000000850000006C4F4894A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8" text:anchor-type="char" svg:width="1.4272in" svg:height="1.0626in" draw:z-index="17"><draw:image xlink:href="Pictures/1000000000000089000000661C26E2BB.png" xlink:type="simple" xlink:show="embed" xlink:actuate="onLoad" draw:mime-type="image/png"/></draw:frame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G2" office:value-type="string">
            <text:p text:style-name="P9">A</text:p>
          </table:table-cell>
        </table:table-row>
        <text:soft-page-break/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><draw:frame draw:style-name="fr2" draw:name="Image19" text:anchor-type="char" svg:width="1.4244in" svg:height="1.0957in" draw:z-index="18"><draw:image xlink:href="Pictures/100000000000008B0000006BE1A07848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0" text:anchor-type="char" svg:width="1.5102in" svg:height="1.1874in" draw:z-index="19"><draw:image xlink:href="Pictures/1000000000000091000000728D5B34BD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1" text:anchor-type="char" svg:width="1.4689in" svg:height="1.1563in" draw:z-index="20"><draw:image xlink:href="Pictures/100000000000008D0000006F5571C72A.png" xlink:type="simple" xlink:show="embed" xlink:actuate="onLoad" draw:mime-type="image/png"/></draw:frame>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A</text:p>
          </table:table-cell>
          <table:table-cell table:style-name="Table1.G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><draw:frame draw:style-name="fr2" draw:name="Image22" text:anchor-type="char" svg:width="1.4244in" svg:height="1.1472in" draw:z-index="21"><draw:image xlink:href="Pictures/100000000000008B0000007060CB24C1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3" text:anchor-type="char" svg:width="1.4898in" svg:height="1.0937in" draw:z-index="22"><draw:image xlink:href="Pictures/100000000000008F00000069D31E4D0E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4" text:anchor-type="char" svg:width="1.4374in" svg:height="1.1043in" draw:z-index="23"><draw:image xlink:href="Pictures/100000000000008A0000006A7F9FD710.png" xlink:type="simple" xlink:show="embed" xlink:actuate="onLoad" draw:mime-type="image/png"/></draw:frame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G2" office:value-type="string">
            <text:p text:style-name="P9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20:33:41.384225267</meta:creation-date>
    <dc:date>2026-03-11T12:40:15.009908934</dc:date>
    <meta:editing-duration>PT36M49S</meta:editing-duration>
    <meta:editing-cycles>3</meta:editing-cycles>
    <meta:generator>LibreOffice/26.2.1.2$Linux_X86_64 LibreOffice_project/8399f6259d8c87f40e7255cdb3c9b958f5e08948</meta:generator>
    <meta:document-statistic meta:table-count="1" meta:image-count="24" meta:object-count="0" meta:page-count="2" meta:paragraph-count="39" meta:word-count="39" meta:character-count="52" meta:non-whitespace-character-count="52"/>
  </office:meta>
</office:document-meta>
</file>